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816f" officeooo:paragraph-rsid="0009816f"/>
    </style:style>
    <style:style style:name="P2" style:family="paragraph" style:parent-style-name="Standard" style:list-style-name="L1">
      <style:text-properties officeooo:rsid="0009816f" officeooo:paragraph-rsid="0009816f"/>
    </style:style>
    <style:style style:name="T1" style:family="text">
      <style:text-properties officeooo:rsid="000a55c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<text:span text:style-name="T1">4</text:span>)</text:p>
      <text:p text:style-name="P1"/>
      <text:list xml:id="list1284590186" text:style-name="L1">
        <text:list-item>
          <text:p text:style-name="P2">go to iam and admin tab and select service account</text:p>
        </text:list-item>
        <text:list-item>
          <text:p text:style-name="P2">create service account and assign the role of viewer for storage </text:p>
        </text:list-item>
        <text:list-item>
          <text:p text:style-name="P2">create the vm instance and assign the created service accoun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01:29:43.732609711</meta:creation-date>
    <dc:date>2019-07-19T18:43:35.019307624</dc:date>
    <meta:editing-duration>PT3M23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4" meta:word-count="36" meta:character-count="194" meta:non-whitespace-character-count="164"/>
  </office:meta>
</office:document-meta>
</file>